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1.29cm" fo:min-width="2.067cm" fo:padding-top="0.166cm" fo:padding-bottom="0.166cm" fo:padding-left="0.291cm" fo:padding-right="0.29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44cm" fo:min-width="1.316cm"/>
    </style:style>
    <style:style style:name="gr4" style:family="graphic" style:parent-style-name="standard">
      <style:graphic-properties svg:stroke-width="0.018cm" svg:stroke-color="#000000" draw:marker-start-width="0.228cm" draw:marker-end-width="0.228cm" draw:fill-color="#ffffff" draw:textarea-horizontal-align="justify" draw:textarea-vertical-align="middle" draw:auto-grow-height="false" fo:min-height="1.331cm" fo:min-width="2.384cm" fo:padding-top="0.135cm" fo:padding-bottom="0.135cm" fo:padding-left="0.26cm" fo:padding-right="0.2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13cm" fo:min-width="0.945cm"/>
    </style:style>
    <style:style style:name="gr6" style:family="graphic" style:parent-style-name="standard">
      <style:graphic-properties svg:stroke-width="0.018cm" svg:stroke-color="#000000" draw:marker-start-width="0.228cm" draw:marker-end-width="0.228cm" draw:fill-color="#ffffff" draw:textarea-horizontal-align="justify" draw:textarea-vertical-align="middle" draw:auto-grow-height="false" fo:min-height="1.352cm" fo:min-width="2.129cm" fo:padding-top="0.135cm" fo:padding-bottom="0.135cm" fo:padding-left="0.26cm" fo:padding-right="0.26cm"/>
    </style:style>
    <style:style style:name="gr7" style:family="graphic" style:parent-style-name="standard">
      <style:graphic-properties svg:stroke-width="0.018cm" svg:stroke-color="#000000" draw:marker-start-width="0.228cm" draw:marker-end-width="0.228cm" draw:fill-color="#ffffff" draw:opacity="0%" draw:textarea-horizontal-align="justify" draw:textarea-vertical-align="middle" draw:auto-grow-height="false" fo:min-height="3.83cm" fo:min-width="3.28cm" fo:padding-top="0.135cm" fo:padding-bottom="0.135cm" fo:padding-left="0.26cm" fo:padding-right="0.26cm"/>
    </style:style>
    <style:style style:name="gr8" style:family="graphic" style:parent-style-name="standard">
      <style:graphic-properties svg:stroke-width="0.018cm" svg:stroke-color="#000000" draw:marker-start-width="0.228cm" draw:marker-end-width="0.228cm" svg:stroke-opacity="0%" draw:fill-color="#ffffff" draw:opacity="0%" draw:textarea-horizontal-align="justify" draw:textarea-vertical-align="middle" draw:auto-grow-height="false" fo:min-height="0.83cm" fo:min-width="2.08cm" fo:padding-top="0.135cm" fo:padding-bottom="0.135cm" fo:padding-left="0.26cm" fo:padding-right="0.26cm"/>
    </style:style>
    <style:style style:name="gr9" style:family="graphic" style:parent-style-name="standard">
      <style:graphic-properties svg:stroke-width="0.018cm" svg:stroke-color="#000000" draw:marker-start-width="0.228cm" draw:marker-end-width="0.228cm" draw:fill-color="#ffffff" draw:textarea-horizontal-align="justify" draw:textarea-vertical-align="middle" draw:auto-grow-height="false" fo:min-height="1.03cm" fo:min-width="2.129cm" fo:padding-top="0.135cm" fo:padding-bottom="0.135cm" fo:padding-left="0.26cm" fo:padding-right="0.26cm"/>
    </style:style>
    <style:style style:name="gr1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013cm" fo:min-width="0.94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 draw:opacity="0%"/>
      <style:paragraph-properties fo:text-align="center"/>
      <style:text-properties fo:font-size="10pt" style:font-size-asian="14pt" style:font-size-complex="14pt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0pt" style:font-size-asian="14pt" style:font-size-complex="14pt"/>
    </style:style>
    <style:style style:name="T1" style:family="text">
      <style:text-properties fo:font-size="1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49cm" svg:height="1.622cm" svg:x="11.936cm" svg:y="8.651cm">
          <text:p text:style-name="P1"><text:span text:style-name="T1">Flow Segmen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3.26cm" svg:y1="8.651cm" svg:x2="13.225cm" svg:y2="7.19cm" draw:start-shape="id1" draw:start-glue-point="0" svg:d="M13260 8651l-35-1461" svg:viewBox="0 0 36 1462">
          <text:p/>
        </draw:connector>
        <draw:custom-shape draw:style-name="gr3" draw:text-style-name="P2" xml:id="id2" draw:id="id2" draw:layer="layout" svg:width="2.568cm" svg:height="1.406cm" svg:x="7.61cm" svg:y="8.792cm">
          <text:p text:style-name="P1"><text:span text:style-name="T1">Me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2.904cm" svg:height="1.601cm" svg:x="3.006cm" svg:y="8.697cm"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.936cm" svg:y1="9.462cm" svg:x2="10.178cm" svg:y2="9.495cm" draw:start-shape="id1" draw:start-glue-point="3" draw:end-shape="id2" draw:end-glue-point="10" svg:d="M11936 9462l-1758 33" svg:viewBox="0 0 1759 34">
          <text:p/>
        </draw:connector>
        <draw:connector draw:style-name="gr2" draw:text-style-name="P3" draw:layer="layout" draw:type="line" svg:x1="7.61cm" svg:y1="9.495cm" svg:x2="5.91cm" svg:y2="9.497cm" draw:start-shape="id2" draw:start-glue-point="6" draw:end-shape="id3" draw:end-glue-point="1" svg:d="M7610 9495l-1700 2" svg:viewBox="0 0 1701 3">
          <text:p/>
        </draw:connector>
        <draw:custom-shape draw:style-name="gr1" draw:text-style-name="P2" xml:id="id14" draw:id="id14" draw:layer="layout" svg:width="2.649cm" svg:height="1.622cm" svg:x="21.916cm" svg:y="8.681cm">
          <text:p text:style-name="P1"><text:span text:style-name="T1">Slab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2.889cm" svg:height="2.525cm" svg:x="11.827cm" svg:y="11.778cm">
          <text:p text:style-name="P4"><text:span text:style-name="T1">Get Min</text:span></text:p>
          <text:p text:style-name="P1"><text:span text:style-name="T1">Z Valu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24" draw:id="id24" draw:layer="layout" svg:width="2.904cm" svg:height="1.601cm" svg:x="16.496cm" svg:y="19.899cm">
          <text:p text:style-name="P1"><text:span text:style-name="T1">Maximum</text:span></text:p>
          <text:p text:style-name="P1"><text:span text:style-name="T1">2000mm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2.889cm" svg:height="2.525cm" svg:x="16.927cm" svg:y="8.203cm">
          <text:p text:style-name="P1"><text:span text:style-name="T1">Is Overla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14.585cm" svg:y1="9.462cm" svg:x2="16.927cm" svg:y2="9.466cm" draw:start-shape="id1" draw:start-glue-point="1" draw:end-shape="id4" draw:end-glue-point="5" svg:d="M14585 9462l2342 4" svg:viewBox="0 0 2343 5">
          <text:p/>
        </draw:connector>
        <draw:custom-shape draw:style-name="gr6" draw:text-style-name="P2" xml:id="id22" draw:id="id22" draw:layer="layout" svg:width="2.649cm" svg:height="1.622cm" svg:x="22cm" svg:y="17.878cm">
          <text:p text:style-name="P1"><text:span text:style-name="T1">IFCSit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3.26cm" svg:y1="10.273cm" svg:x2="13.272cm" svg:y2="11.778cm" draw:start-shape="id1" draw:start-glue-point="2" draw:end-shape="id5" draw:end-glue-point="4" svg:d="M13260 10273l12 1505" svg:viewBox="0 0 13 1506">
          <text:p/>
        </draw:connector>
        <draw:custom-shape draw:style-name="gr6" draw:text-style-name="P2" xml:id="id8" draw:id="id8" draw:layer="layout" svg:width="2.649cm" svg:height="1.622cm" svg:x="11.816cm" svg:y="1.303cm">
          <text:p text:style-name="P1"><text:span text:style-name="T1">Building Stor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6" draw:id="id6" draw:layer="layout" svg:width="2.889cm" svg:height="2.525cm" svg:x="7.516cm" svg:y="0.878cm">
          <text:p text:style-name="P1"><text:span text:style-name="T1">Is</text:span></text:p>
          <text:p text:style-name="P1"><text:span text:style-name="T1">First</text:span></text:p>
          <text:p text:style-name="P1"><text:span text:style-name="T1">Store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7" draw:id="id7" draw:layer="layout" svg:width="2.904cm" svg:height="1.601cm" svg:x="3.016cm" svg:y="1.402cm">
          <text:p text:style-name="P1"><text:span text:style-name="T1">Tru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2.889cm" svg:height="2.525cm" svg:x="16.427cm" svg:y="0.803cm">
          <text:p text:style-name="P1"><text:span text:style-name="T1">Get</text:span></text:p>
          <text:p text:style-name="P1"><text:span text:style-name="T1">Elevat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10" draw:id="id10" draw:layer="layout" svg:width="2.649cm" svg:height="1.622cm" svg:x="20.867cm" svg:y="1.281cm">
          <text:p text:style-name="P1"><text:span text:style-name="T1">Storey Elev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3" draw:id="id13" draw:layer="layout" svg:width="2.889cm" svg:height="2.525cm" svg:x="11.727cm" svg:y="4.678cm">
          <text:p text:style-name="P1"><text:span text:style-name="T1">Get Max</text:span></text:p>
          <text:p text:style-name="P1"><text:span text:style-name="T1">Z Valu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11" draw:id="id11" draw:layer="layout" svg:width="2.649cm" svg:height="1.622cm" svg:x="16.667cm" svg:y="5.103cm">
          <text:p text:style-name="P1"><text:span text:style-name="T1">Pipe Max</text:span></text:p>
          <text:p text:style-name="P1"><text:span text:style-name="T1">Z Valu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2.889cm" svg:height="2.525cm" svg:x="20.727cm" svg:y="4.678cm">
          <text:p text:style-name="P1"><text:span text:style-name="T1">Is Less</text:span></text:p>
          <text:p text:style-name="P1"><text:span text:style-name="T1">tha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7.516cm" svg:y1="2.141cm" svg:x2="5.92cm" svg:y2="2.202cm" draw:start-shape="id6" draw:start-glue-point="5" draw:end-shape="id7" draw:end-glue-point="1" svg:d="M7516 2141l-1596 61" svg:viewBox="0 0 1597 62">
          <text:p/>
        </draw:connector>
        <draw:connector draw:style-name="gr2" draw:text-style-name="P3" draw:layer="layout" draw:type="line" svg:x1="14.465cm" svg:y1="2.114cm" svg:x2="16.427cm" svg:y2="2.066cm" draw:start-shape="id8" draw:start-glue-point="1" draw:end-shape="id9" draw:end-glue-point="5" svg:d="M14465 2114l1962-48" svg:viewBox="0 0 1963 49">
          <text:p/>
        </draw:connector>
        <draw:connector draw:style-name="gr2" draw:text-style-name="P3" draw:layer="layout" draw:type="line" svg:x1="19.316cm" svg:y1="2.066cm" svg:x2="20.867cm" svg:y2="2.092cm" draw:start-shape="id9" draw:start-glue-point="7" draw:end-shape="id10" draw:end-glue-point="3" svg:d="M19316 2066l1551 26" svg:viewBox="0 0 1552 27">
          <text:p/>
        </draw:connector>
        <draw:connector draw:style-name="gr2" draw:text-style-name="P3" draw:layer="layout" draw:type="line" svg:x1="19.316cm" svg:y1="5.914cm" svg:x2="20.727cm" svg:y2="5.941cm" draw:start-shape="id11" draw:start-glue-point="1" draw:end-shape="id12" draw:end-glue-point="5" svg:d="M19316 5914l1411 27" svg:viewBox="0 0 1412 28">
          <text:p/>
        </draw:connector>
        <draw:connector draw:style-name="gr2" draw:text-style-name="P3" draw:layer="layout" draw:type="line" svg:x1="22.172cm" svg:y1="4.678cm" svg:x2="22.191cm" svg:y2="2.903cm" draw:start-shape="id12" draw:start-glue-point="4" draw:end-shape="id10" draw:end-glue-point="2" svg:d="M22172 4678l19-1775" svg:viewBox="0 0 20 1776">
          <text:p/>
        </draw:connector>
        <draw:connector draw:style-name="gr2" draw:text-style-name="P3" draw:layer="layout" draw:type="line" svg:x1="14.616cm" svg:y1="5.941cm" svg:x2="16.667cm" svg:y2="5.914cm" draw:start-shape="id13" draw:start-glue-point="7" draw:end-shape="id11" draw:end-glue-point="3" svg:d="M14616 5941l2051-27" svg:viewBox="0 0 2052 28">
          <text:p/>
        </draw:connector>
        <draw:custom-shape draw:style-name="gr6" draw:text-style-name="P2" xml:id="id20" draw:id="id20" draw:layer="layout" svg:width="2.649cm" svg:height="1.622cm" svg:x="22cm" svg:y="15.778cm">
          <text:p text:style-name="P1"><text:span text:style-name="T1">Slab Max</text:span></text:p>
          <text:p text:style-name="P1"><text:span text:style-name="T1">Z Valu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5" draw:id="id15" draw:layer="layout" svg:width="2.889cm" svg:height="2.525cm" svg:x="21.811cm" svg:y="11.8cm">
          <text:p text:style-name="P1"><text:span text:style-name="T1">Get Max</text:span></text:p>
          <text:p text:style-name="P1"><text:span text:style-name="T1">Z Valu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23.24cm" svg:y1="10.303cm" svg:x2="23.255cm" svg:y2="11.8cm" draw:start-shape="id14" draw:start-glue-point="2" draw:end-shape="id15" svg:d="M23240 10303l15 1497" svg:viewBox="0 0 16 1498">
          <text:p/>
        </draw:connector>
        <draw:custom-shape draw:style-name="gr7" draw:text-style-name="P5" xml:id="id19" draw:id="id19" draw:layer="layout" svg:width="3.8cm" svg:height="4.1cm" draw:transform="skewX (0.00191986217719376) translate (21.409cm 15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.6cm" svg:height="1.1cm" svg:x="20.5cm" svg:y="17.1cm">
          <text:p text:style-name="P1"><text:span text:style-name="T1">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6" draw:id="id16" draw:layer="layout" svg:width="2.568cm" svg:height="1.406cm" svg:x="3.232cm" svg:y="5.4cm">
          <text:p text:style-name="P1"><text:span text:style-name="T1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" draw:id="id17" draw:layer="layout" svg:width="2.904cm" svg:height="1.601cm" svg:x="7.3cm" svg:y="5.299cm">
          <text:p text:style-name="P1"><text:span text:style-name="T1">System Type:</text:span></text:p>
          <text:p text:style-name="P1"><text:span text:style-name="T1">Cold Wa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458cm" svg:y1="8.697cm" svg:x2="4.516cm" svg:y2="6.806cm" draw:start-shape="id3" draw:start-glue-point="0" draw:end-shape="id16" svg:d="M4458 8697l58-1891" svg:viewBox="0 0 59 1892">
          <text:p/>
        </draw:connector>
        <draw:connector draw:style-name="gr2" draw:text-style-name="P3" draw:layer="layout" draw:type="line" svg:x1="5.8cm" svg:y1="6.103cm" svg:x2="7.3cm" svg:y2="6.099cm" draw:start-shape="id16" draw:start-glue-point="10" draw:end-shape="id17" svg:d="M5800 6103l1500-4" svg:viewBox="0 0 1501 5">
          <text:p/>
        </draw:connector>
        <draw:custom-shape draw:style-name="gr9" draw:text-style-name="P2" xml:id="id18" draw:id="id18" draw:layer="layout" svg:width="2.649cm" svg:height="1.3cm" svg:x="17.1cm" svg:y="12.3cm">
          <text:p text:style-name="P1"><text:span text:style-name="T1">Below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8.372cm" svg:y1="10.728cm" svg:x2="18.424cm" svg:y2="12.3cm" draw:start-shape="id4" draw:start-glue-point="6" draw:end-shape="id18" draw:end-glue-point="0" svg:d="M18372 10728l52 1572" svg:viewBox="0 0 53 1573">
          <text:p/>
        </draw:connector>
        <draw:connector draw:style-name="gr2" draw:text-style-name="P3" draw:layer="layout" draw:type="line" svg:x1="19.816cm" svg:y1="9.466cm" svg:x2="21.916cm" svg:y2="9.492cm" draw:start-shape="id4" draw:start-glue-point="7" draw:end-shape="id14" draw:end-glue-point="3" svg:d="M19816 9466l2100 26" svg:viewBox="0 0 2101 27">
          <text:p/>
        </draw:connector>
        <draw:custom-shape draw:style-name="gr6" draw:text-style-name="P2" xml:id="id23" draw:id="id23" draw:layer="layout" svg:width="2.649cm" svg:height="1.622cm" svg:x="11.9cm" svg:y="16.7cm">
          <text:p text:style-name="P1"><text:span text:style-name="T1">Pipe Max</text:span></text:p>
          <text:p text:style-name="P1"><text:span text:style-name="T1">Z Value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21" draw:id="id21" draw:layer="layout" svg:width="2.889cm" svg:height="2.525cm" svg:x="16.5cm" svg:y="16.275cm">
          <text:p text:style-name="P4"><text:span text:style-name="T1">Get Distanc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23.256cm" svg:y1="14.325cm" svg:x2="23.309cm" svg:y2="15.6cm" draw:start-shape="id15" draw:start-glue-point="6" draw:end-shape="id19" draw:end-glue-point="0" svg:d="M23256 14325l53 1275" svg:viewBox="0 0 54 1276">
          <text:p/>
        </draw:connector>
        <draw:connector draw:style-name="gr2" draw:text-style-name="P3" draw:layer="layout" draw:type="line" svg:x1="22cm" svg:y1="16.589cm" svg:x2="19.389cm" svg:y2="17.538cm" draw:start-shape="id20" draw:start-glue-point="3" draw:end-shape="id21" draw:end-glue-point="7" svg:d="M22000 16589l-2611 949" svg:viewBox="0 0 2612 950">
          <text:p/>
        </draw:connector>
        <draw:connector draw:style-name="gr2" draw:text-style-name="P3" draw:layer="layout" draw:type="line" svg:x1="22cm" svg:y1="18.689cm" svg:x2="19.389cm" svg:y2="17.538cm" draw:start-shape="id22" draw:start-glue-point="3" draw:end-shape="id21" draw:end-glue-point="7" svg:d="M22000 18689l-2611-1151" svg:viewBox="0 0 2612 1152">
          <text:p/>
        </draw:connector>
        <draw:connector draw:style-name="gr2" draw:text-style-name="P3" draw:layer="layout" draw:type="line" svg:x1="13.272cm" svg:y1="14.303cm" svg:x2="13.224cm" svg:y2="16.7cm" draw:start-shape="id5" draw:start-glue-point="6" draw:end-shape="id23" draw:end-glue-point="0" svg:d="M13272 14303l-48 2397" svg:viewBox="0 0 49 2398">
          <text:p/>
        </draw:connector>
        <draw:connector draw:style-name="gr2" draw:text-style-name="P3" draw:layer="layout" draw:type="line" svg:x1="14.549cm" svg:y1="17.511cm" svg:x2="16.5cm" svg:y2="17.538cm" draw:start-shape="id23" draw:start-glue-point="1" draw:end-shape="id21" draw:end-glue-point="5" svg:d="M14549 17511l1951 27" svg:viewBox="0 0 1952 28">
          <text:p/>
        </draw:connector>
        <draw:connector draw:style-name="gr2" draw:text-style-name="P3" draw:layer="layout" draw:type="line" svg:x1="17.945cm" svg:y1="18.8cm" svg:x2="17.948cm" svg:y2="19.899cm" draw:start-shape="id21" draw:start-glue-point="6" draw:end-shape="id24" draw:end-glue-point="0" svg:d="M17945 18800l3 1099" svg:viewBox="0 0 4 1100">
          <text:p/>
        </draw:connector>
        <draw:connector draw:style-name="gr2" draw:text-style-name="P3" draw:layer="layout" draw:type="line" svg:x1="11.816cm" svg:y1="2.114cm" svg:x2="10.405cm" svg:y2="2.141cm" draw:start-shape="id8" draw:start-glue-point="3" draw:end-shape="id6" draw:end-glue-point="7" svg:d="M11816 2114l-1411 27" svg:viewBox="0 0 1412 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11:37:34.872000000</meta:creation-date>
    <dc:date>2018-10-31T11:11:54.985000000</dc:date>
    <meta:editing-duration>PT44M3S</meta:editing-duration>
    <meta:editing-cycles>3</meta:editing-cycles>
    <meta:generator>LibreOffice/6.0.6.2$Windows_X86_64 LibreOffice_project/0c292870b25a325b5ed35f6b45599d2ea4458e77</meta:generator>
    <meta:document-statistic meta:object-count="48"/>
  </office:meta>
</office:document-meta>
</file>